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.249999999971pt"/>
    </style:style>
    <style:style style:name="ce1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2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Lucida Sans" fo:font-size="9pt"/>
    </style:style>
    <style:style style:name="ce3" style:family="table-cell">
      <style:table-cell-properties fo:background-color="#ffffff" style:cell-protect="protected" style:vertical-align="middle"/>
      <style:text-properties fo:color="#000000" fo:font-family="Lucida Sans" fo:font-size="9pt"/>
    </style:style>
    <style:style style:name="ce4" style:family="table-cell"/>
    <style:style style:name="ce5" style:family="table-cell">
      <style:table-cell-properties fo:background-color="#00ff00" style:cell-protect="protected" style:vertical-align="middle"/>
      <style:text-properties fo:font-family="Bitstream Vera Sans" fo:font-size="9pt"/>
    </style:style>
    <style:style style:name="ce6" style:family="table-cell">
      <style:table-cell-properties fo:background-color="#00ff00" style:cell-protect="protected" style:vertical-align="middle"/>
      <style:text-properties fo:color="#000000" fo:font-family="Bitstream Vera Sans" fo:font-size="9pt"/>
    </style:style>
    <style:style style:name="ce7" style:family="table-cell">
      <style:table-cell-properties style:vertical-align="middle"/>
      <style:text-properties fo:color="#000000" fo:font-family="Bitstream Vera Sans"/>
    </style:style>
  </office:automatic-styles>
  <office:body>
    <office:spreadsheet>
      <table:table table:name="Folha1" table:style-name="ta1">
        <table:table-column table:style-name="co1"/>
        <table:table-column table:style-name="co2"/>
        <table:table-column/>
        <table:table-row>
          <table:table-cell office:value-type="string" office:string-value="icon" table:style-name="ce1">
            <text:p>icon</text:p>
          </table:table-cell>
          <table:table-cell office:value-type="string" office:string-value="coments" table:style-name="ce2">
            <text:p>coments</text:p>
          </table:table-cell>
          <table:table-cell office:value-type="string" office:string-value="status" table:style-name="ce2">
            <text:p>status</text:p>
          </table:table-cell>
        </table:table-row>
        <table:table-row>
          <table:table-cell office:value-type="string" office:string-value="/align-horizontal-right-out.png" table:style-name="ce3">
            <text:p>/align-horizontal-right-ou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vertical-top.png" table:style-name="ce3">
            <text:p>./distribute-vertical-top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align-horizontal-left-out.png" table:style-name="ce3">
            <text:p>./align-horizontal-left-ou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ocument-print.png" table:style-name="ce3">
            <text:p>./document-print.png</text:p>
          </table:table-cell>
          <table:table-cell/>
          <table:table-cell office:value-type="string" office:string-value="DONE" table:style-name="ce5">
            <text:p>DONE</text:p>
          </table:table-cell>
        </table:table-row>
        <table:table-row>
          <table:table-cell office:value-type="string" office:string-value="./distribute-vertical-equal.png" table:style-name="ce3">
            <text:p>./distribute-vertical-equal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ellipse.png" table:style-name="ce3">
            <text:p>./draw-ellips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polygon.png" table:style-name="ce3">
            <text:p>./draw-polygon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transform-shear-up.png" table:style-name="ce3">
            <text:p>./transform-shear-up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horizontal-margin.png" table:style-name="ce3">
            <text:p>./distribute-horizontal-margin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find-replace.png" table:style-name="ce3">
            <text:p>./edit-find-replace.png</text:p>
          </table:table-cell>
          <table:table-cell office:value-type="string" office:string-value="have edit-find though">
            <text:p>have edit-find though</text:p>
          </table:table-cell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select-all.png" table:style-name="ce3">
            <text:p>./edit-select-all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delete.png" table:style-name="ce3">
            <text:p>./edit-delete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text-frame-link.png" table:style-name="ce3">
            <text:p>./text-frame-link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lock-unlocked.png" table:style-name="ce3">
            <text:p>./lock-unlocked.png</text:p>
          </table:table-cell>
          <table:table-cell office:value-type="string" office:string-value="will decrypted.png be ok?">
            <text:p>will decrypted.png be ok?</text:p>
          </table:table-cell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align-horizontal-right.png" table:style-name="ce3">
            <text:p>./align-horizontal-righ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align-vertical-center.png" table:style-name="ce3">
            <text:p>./align-vertical-center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align-vertical-bottom-out.png" table:style-name="ce3">
            <text:p>./align-vertical-bottom-ou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go-down.png" table:style-name="ce3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go-bottom.png" table:style-name="ce3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zoom-original.png" table:style-name="ce3">
            <text:p>./zoom-original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istribute-vertical-margin.png" table:style-name="ce3">
            <text:p>./distribute-vertical-margin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triangle1.png" table:style-name="ce3">
            <text:p>./draw-triangle1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triangle2.png" table:style-name="ce3">
            <text:p>./draw-triangle2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triangle3.png" table:style-name="ce3">
            <text:p>./draw-triangle3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triangle4.png" table:style-name="ce3">
            <text:p>./draw-triangle4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insert-button.png" table:style-name="ce3">
            <text:p>./insert-button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go-up.png" table:style-name="ce3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istribute-horizontal-center.png" table:style-name="ce3">
            <text:p>./distribute-horizontal-center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ocument-open.png" table:style-name="ce3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insert-text-frame.png" table:style-name="ce3">
            <text:p>./insert-text-fram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square-inverted-corners.png" table:style-name="ce3">
            <text:p>./draw-square-inverted-corners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list-box.png" table:style-name="ce3">
            <text:p>./list-box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redo.png" table:style-name="ce3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ocument-print-preview.png" table:style-name="ce3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ocument-new.png" table:style-name="ce3">
            <text:p>./document-new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align-horizontal-center.png" table:style-name="ce3">
            <text:p>./align-horizontal-center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arrow-back.png" table:style-name="ce3">
            <text:p>./draw-arrow-back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horizontal-right.png" table:style-name="ce3">
            <text:p>./distribute-horizontal-righ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zoom.png" table:style-name="ce3">
            <text:p>./zoom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raw-path.png" table:style-name="ce3">
            <text:p>./draw-path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go-top.png" table:style-name="ce3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raw-bezier-curves.png" table:style-name="ce3">
            <text:p>./draw-bezier-curves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vertical-center.png" table:style-name="ce3">
            <text:p>./distribute-vertical-center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text.png" table:style-name="ce3">
            <text:p>./draw-tex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undo.png" table:style-name="ce3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raw-rectangle.png" table:style-name="ce3">
            <text:p>./draw-rectangl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align-vertical-bottom.png" table:style-name="ce3">
            <text:p>./align-vertical-bottom.png</text:p>
          </table:table-cell>
          <table:table-cell/>
          <table:table-cell office:value-type="string" office:string-value="undone" table:style-name="ce7">
            <text:p>undone</text:p>
          </table:table-cell>
        </table:table-row>
        <table:table-row>
          <table:table-cell office:value-type="string" office:string-value="./go-home.png" table:style-name="ce3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raw-donut.png" table:style-name="ce3">
            <text:p>./draw-donu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scale.png" table:style-name="ce3">
            <text:p>./scal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sample.txt" table:style-name="ce3">
            <text:p>./sample.txt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cut.png" table:style-name="ce3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align-vertical-top-out.png" table:style-name="ce3">
            <text:p>./align-vertical-top-ou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ocument-save-as.png" table:style-name="ce3">
            <text:p>./document-save-as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image-x-generic.png" table:style-name="ce3">
            <text:p>./image-x-generic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zoom-in.png" table:style-name="ce3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go-previous.png" table:style-name="ce3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insert-image.png" table:style-name="ce3">
            <text:p>./insert-imag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align-vertical-top.png" table:style-name="ce3">
            <text:p>./align-vertical-top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color-picker.png" table:style-name="ce3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zoom-out.png" table:style-name="ce3">
            <text:p>./zoom-out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text-frame-unlink.png" table:style-name="ce3">
            <text:p>./text-frame-unlink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arrow-forward.png" table:style-name="ce3">
            <text:p>./draw-arrow-forward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clear.png" table:style-name="ce3">
            <text:p>./edit-clear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raw-freehand.png" table:style-name="ce3">
            <text:p>./draw-freehand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arrow-up.png" table:style-name="ce3">
            <text:p>./draw-arrow-up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story-editor.png" table:style-name="ce3">
            <text:p>./story-editor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horizontal-x.png" table:style-name="ce3">
            <text:p>./distribute-horizontal-x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combobox.png" table:style-name="ce3">
            <text:p>./combobox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vertical-bottom.png" table:style-name="ce3">
            <text:p>./distribute-vertical-bottom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checkbox.png" table:style-name="ce3">
            <text:p>./checkbox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pointer.png" table:style-name="ce3">
            <text:p>./pointer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transform-shear-down.png" table:style-name="ce3">
            <text:p>./transform-shear-down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star.png" table:style-name="ce3">
            <text:p>./draw-star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horizontal-equal.png" table:style-name="ce3">
            <text:p>./distribute-horizontal-equal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align-horizontal-left.png" table:style-name="ce3">
            <text:p>./align-horizontal-lef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vertical-y.png" table:style-name="ce3">
            <text:p>./distribute-vertical-y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lock.png" table:style-name="ce3">
            <text:p>./lock.png</text:p>
          </table:table-cell>
          <table:table-cell office:value-type="string" office:string-value="will encrypted.png be ok?">
            <text:p>will encrypted.png be ok?</text:p>
          </table:table-cell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go-next.png" table:style-name="ce3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transform-shear-left.png" table:style-name="ce3">
            <text:p>./transform-shear-lef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close.png" table:style-name="ce3">
            <text:p>./close.png</text:p>
          </table:table-cell>
          <table:table-cell office:value-type="string" office:string-value="will dialog-close.png be ok?">
            <text:p>will dialog-close.png be ok?</text:p>
          </table:table-cell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paste.png" table:style-name="ce3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ocument-save.png" table:style-name="ce3">
            <text:p>./document-save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raw-triangle.png" table:style-name="ce3">
            <text:p>./draw-triangl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horizontal-page.png" table:style-name="ce3">
            <text:p>./distribute-horizontal-pag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istribute-vertical-page.png" table:style-name="ce3">
            <text:p>./distribute-vertical-pag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preflight-verifier.png" table:style-name="ce3">
            <text:p>./preflight-verifier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arrow-down.png" table:style-name="ce3">
            <text:p>./draw-arrow-down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pdf-annotations.png" table:style-name="ce3">
            <text:p>./pdf-annotations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polyline.png" table:style-name="ce3">
            <text:p>./draw-polylin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edit-copy.png" table:style-name="ce3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istribute-horizontal-left.png" table:style-name="ce3">
            <text:p>./distribute-horizontal-lef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go-first.png" table:style-name="ce3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draw-cross.png" table:style-name="ce3">
            <text:p>./draw-cross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go-last.png" table:style-name="ce3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measure.png" table:style-name="ce3">
            <text:p>./measur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halfcircle1.png" table:style-name="ce3">
            <text:p>./draw-halfcircle1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halfcircle2.png" table:style-name="ce3">
            <text:p>./draw-halfcircle2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halfcircle3.png" table:style-name="ce3">
            <text:p>./draw-halfcircle3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raw-halfcircle4.png" table:style-name="ce3">
            <text:p>./draw-halfcircle4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text-field.png" table:style-name="ce3">
            <text:p>./text-field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insert-table.png" table:style-name="ce3">
            <text:p>./insert-table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list-add.png" table:style-name="ce3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transform-shear-right.png" table:style-name="ce3">
            <text:p>./transform-shear-right.png</text:p>
          </table:table-cell>
          <table:table-cell/>
          <table:table-cell office:value-type="string" office:string-value="undone" table:style-name="ce4">
            <text:p>undone</text:p>
          </table:table-cell>
        </table:table-row>
        <table:table-row>
          <table:table-cell office:value-type="string" office:string-value="./document-properties.png" table:style-name="ce3">
            <text:p>./document-properties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list-remove.png" table:style-name="ce3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office:value-type="string" office:string-value="./transform-rotate.png" table:style-name="ce3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</table:table-row>
        <table:table-row>
          <table:table-cell table:style-name="ce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</meta:editing-cycles>
    <meta:creation-date>2007-05-09T18:30:23</meta:creation-date>
    <dc:date>2007-05-09T20:55:59</dc:date>
    <dc:creator>pinheiro</dc:creator>
  </office:meta>
</office:document-meta>
</file>